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984" officeooo:paragraph-rsid="0012e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<text:a xlink:type="simple" xlink:href="http://aulavirtual.caib.es/c07008363/mod/resource/view.php?id=13122">drivers for a CDROM drive and a mouse</text:a><text:line-break/><text:line-break/>Where to find them if you don't have them ? Some suggestions:<text:line-break/>- http://www.uwe-sieber.de for CDROM &amp; mice<text:line-break/>- http://www.webpro.co.za/tutor/cd-setup.htm for CDROM setup<text:line-break/>Many drivers from Oak will do for your CDROM; for a mouse Cutemouse,<text:line-break/>Microsoft or Logitech drivers can be used.<text:line-break/><text:line-break/>The relevant lines in my system files looked like:<text:line-break/>(config.sys, cdrom) device=c:\cdrom\aoatapi.sys /d:cd001<text:line-break/><text:line-break/>(autoexec.bat, cdrom) mscdex /d:cd001<text:line-break/>(autoexec.bat, mouse) mouse\mouse.com</text:p>
      <text:p text:style-name="Standard"/>
      <text:p text:style-name="P1"/>
      <text:p text:style-name="P1"/>
      <text:p text:style-name="P1">Memoria convencional:</text:p>
      <text:p text:style-name="P1"><text:a xlink:type="simple" xlink:href="https://en.wikipedia.org/wiki/Conventional_memory">https://en.wikipedia.org/wiki/Conventional_memory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32:56.749465252</meta:creation-date>
    <dc:date>2016-06-02T16:33:58.660386800</dc:date>
    <meta:editing-duration>PT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75" meta:character-count="581" meta:non-whitespace-character-count="506"/>
  </office:meta>
</office:document-meta>
</file>